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padding="0in" fo:border="none"/>
    </style:style>
    <style:style style:name="P2" style:family="paragraph" style:parent-style-name="Standard">
      <style:paragraph-properties fo:margin-top="0in" fo:margin-bottom="0.139in" loext:contextual-spacing="false" fo:padding="0in" fo:border="none">
        <style:tab-stops>
          <style:tab-stop style:position="2.0835in"/>
        </style:tab-stops>
      </style:paragraph-properties>
    </style:style>
    <style:style style:name="P3" style:family="paragraph" style:parent-style-name="Standard" style:master-page-name="Standard">
      <style:paragraph-properties fo:margin-top="0in" fo:margin-bottom="0.139in" loext:contextual-spacing="false" style:page-number="1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0-100ppm WHITE</text:p>
      <text:p text:style-name="P1">Good<text:line-break/>Air quality is considered satisfactory, and air pollution poses little or no risk</text:p>
      <text:p text:style-name="P1">None</text:p>
      <text:p text:style-name="P1"/>
      <text:p text:style-name="P1"/>
      <text:p text:style-name="P1"/>
      <text:p text:style-name="P2"><text:bookmark text:name="_gjdgxs"/>100-225ppmWHITE<text:tab/></text:p>
      <text:p text:style-name="P1">Moderate</text:p>
      <text:p text:style-name="P1">Air quality is acceptable; however, for some pollutants there may be a moderate health concern for a very small number of people who are unusually sensitive to air pollution. .</text:p>
      <text:p text:style-name="P1">Members of sensitive groups may experience health effects. The general public is not likely to be affected</text:p>
      <text:p text:style-name="P1">Active children and adults, and people with respiratory disease, such as asthma, should limit prolonged outdoor exertion</text:p>
      <text:p text:style-name="P1"/>
      <text:p text:style-name="P1">225-350ppmGREEN</text:p>
      <text:p text:style-name="P1">Unhealthy</text:p>
      <text:p text:style-name="P1">Everyone may begin to experience health effects; members of sensitive groups may experience more serious health effects</text:p>
      <text:p text:style-name="P1">Active children and adults, and people with respiratory disease, such as asthma, should avoid prolonged outdoor exertion; everyone else, especially children, should limit prolonged outdoor exertion</text:p>
      <text:p text:style-name="P1"/>
      <text:p text:style-name="P1">400-600ppm</text:p>
      <text:p text:style-name="P1">Very UnhealthyBLUE</text:p>
      <text:p text:style-name="P1">Health warnings of emergency conditions. The entire population is more likely to be affected</text:p>
      <text:p text:style-name="P1">Active children and adults, and people with respiratory disease, such as asthma, should avoid all outdoor exertion; everyone else, especially children, should limit outdoor exertion</text:p>
      <text:p text:style-name="P1"/>
      <text:p text:style-name="P1"/>
      <text:p text:style-name="P1"/>
      <text:p text:style-name="P1"/>
      <text:p text:style-name="P1"><text:soft-page-break/>600 aboveRED</text:p>
      <text:p text:style-name="P1">Hazardous</text:p>
      <text:p text:style-name="P1">Health alert: everyone may experience more serious health effects</text:p>
      <text:p text:style-name="P1">Everyone should avoid all outdoor exer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IN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IN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0" meta:word-count="188" meta:character-count="1299" meta:non-whitespace-character-count="1130"/>
    <meta:generator>LibreOfficeDev/5.1.0.3$Linux_X86_64 LibreOffice_project/</meta:generator>
  </office:meta>
</office:document-meta>
</file>